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grüßung:</text:p>
      <text:p text:style-name="Standard">„Wir haben es uns zum Projekt gemacht, eine Quiz-Webseite zu erstellen. Dies beinhaltet das spielen von einem Quiz, das aufsteigen in einer Rangliste und die Möglichkeit eigene Quiz-Fragen einzureichen.“</text:p>
      <text:p text:style-name="Standard"/>
      <text:p text:style-name="P1">Überblick:</text:p>
      <text:p text:style-name="Standard">Insgesamt haben wir 13 Themenbereiche. Um die Plattform nutzen zu können muss sich eine Nutzer registrieren, mit diesem Konto hat er dann auch Zugriff auf seine Spielstände. Hat er sich registriert kann er ein Quiz starten. Hierfür wählt er zuerst ein Themenbereich aus. Dann werden ihm Fragen gestellt mit je vier Antwortmöglichkeiten. Hat er zehn Fragen beantworten wird eine Runde abgeschlossen. Hier wird ihn das sein Ergebnis der Runde angezeigt. Außerdem kann der Nutzer sein Profil einsehen. Auf einer anderen Seite sieht er dann auch sein Platz auf der Rangliste. Zuletzt wird ihm die Möglichkeit geboten, Fragen hinzuzufügen, diese werden darauf von einem Administrator kontrolliert und in die Datenbank eingefügt.</text:p>
      <text:p text:style-name="Standard"/>
      <text:p text:style-name="P1"/>
      <text:p text:style-name="P1">Motivation:</text:p>
      <text:p text:style-name="Standard"/>
      <text:p text:style-name="Standard">„Unsere Motivation bestand darin, das wir Tag täglich Internet-Webseiten benutzen und uns eigentlich gar nicht damit beschäftigen, wie so etwas gemacht wird und was für eine Arbeit dahinter steckt, daher wollten wir das Projekt in dieser Form machen.“</text:p>
      <text:p text:style-name="Standard"><text:line-break/>Wir wollten Spaß mit Wissen verbinden. Es sollte nicht nur Spaß machen das Quiz zu spielen, sondern auch eine positive Auswirkung auf den User haben. Man kann sich aber auch mit seinen Freunden messen.</text:p>
      <text:p text:style-name="Standard"/>
      <text:p text:style-name="Standard"/>
      <text:p text:style-name="Standard"/>
      <text:p text:style-name="P1">Technologien:</text:p>
      <text:p text:style-name="Standard"/>
      <text:p text:style-name="Standard">„Wir haben uns dazu entschlossen, das wir PHP für die gesamte Logik benutzen, da es für unsere Zwecke am effektivsten war. Zudem haben wir PHP mit MySQL verbunden um eine Datenbank zu erhalten.“</text:p>
      <text:p text:style-name="Standard"/>
      <text:p text:style-name="P1">Benutzeroberfläche Übersicht:</text:p>
      <text:p text:style-name="P1">(Erklärung des Aufbaus</text:p>
      <text:p text:style-name="P1">Benutzeroberfläche (Abwechselnd)</text:p>
      <text:p text:style-name="P1"/>
      <text:p text:style-name="P1">Technisches Highlight:</text:p>
      <text:p text:style-name="Standard"/>
      <text:p text:style-name="Standard">„Mein Technisches Highlight ist das Adminpanel. Warum ist es das? Nun, zum einen haben wir dadurch die Möglichkeit, das wir Fragen, welche eingereicht wurden, zu editieren, zu löschen oder hinzuzufügen. Und zum anderem haben wir hier auch die Möglichkeit, User zu befördern oder zu degradieren und sogar zu löschen. Beim befördern machen wir einen User zum Admin, welcher dann auf das Adminpanel zugreifen kann und beim degradieren machen wir einen Admin zum User, welcher dann nicht mehr die Möglichkeit hat, das Adminpanel zu benutzen.“</text:p>
      <text:p text:style-name="Standard"/>
      <text:p text:style-name="P1">Datenbank</text:p>
      <text:p text:style-name="Standard">(Vorstellung der Themenbereiche. Darauf die Submit Tabelle, dann die User Tabelle)</text:p>
      <text:p text:style-name="Standard"/>
      <text:p text:style-name="P1">Fazit:</text:p>
      <text:p text:style-name="Standard"/>
      <text:p text:style-name="Standard"><text:soft-page-break/>„Mein Fazit zur gesamten Projektarbeit ist sehr positiv. Der Anfang war zwar etwas stockend, da wir nicht genau wussten, was wir tun sollen oder besser gesagt wie wir es tun sollen aber mit der Zeit hat sich das gelegt und wir sind gut vorangekommen. Im großen und ganzen würde ich behaupten, es könnte nicht besser laufen, wenn man bedenkt das wir beide keine Vorkenntnisse von PHP und MySQL hat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17T20:55:59.825000000</meta:creation-date>
    <dc:date>2017-06-19T16:17:29.53</dc:date>
    <meta:editing-duration>PT2H56M45S</meta:editing-duration>
    <meta:editing-cycles>2</meta:editing-cycles>
    <meta:generator>OpenOffice/4.1.2$Win32 OpenOffice.org_project/412m3$Build-9782</meta:generator>
    <meta:document-statistic meta:table-count="0" meta:image-count="0" meta:object-count="0" meta:page-count="2" meta:paragraph-count="18" meta:word-count="428" meta:character-count="2758"/>
  </office:meta>
</office:document-meta>
</file>